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Heading_20_1">
      <style:paragraph-properties fo:line-height="115%" fo:text-align="justify" style:justify-single-word="false" fo:orphans="0" fo:widows="0" fo:break-before="page"/>
    </style:style>
    <style:style style:name="P4" style:family="paragraph" style:parent-style-name="LO-normal">
      <style:paragraph-properties fo:text-align="center" style:justify-single-word="false"/>
    </style:style>
    <style:style style:name="P5" style:family="paragraph" style:parent-style-name="LO-normal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6" style:family="paragraph" style:parent-style-name="LO-normal">
      <style:paragraph-properties fo:text-align="end" style:justify-single-word="false"/>
    </style:style>
    <style:style style:name="P7" style:family="paragraph" style:parent-style-name="LO-normal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LO-normal">
      <style:paragraph-properties fo:text-align="center" style:justify-single-word="false" fo:break-before="page"/>
    </style:style>
    <style:style style:name="P9" style:family="paragraph" style:parent-style-name="LO-normal">
      <style:paragraph-properties fo:margin-left="0cm" fo:margin-right="0cm" fo:margin-top="0.353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LO-normal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LO-normal">
      <style:paragraph-properties fo:margin-left="0cm" fo:margin-right="0cm" fo:line-height="115%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2" style:family="paragraph" style:parent-style-name="LO-normal">
      <style:paragraph-properties fo:margin-left="0cm" fo:margin-right="0cm" fo:line-height="115%" fo:text-align="justify" style:justify-single-word="false" fo:orphans="0" fo:widows="0" fo:text-indent="0cm" style:auto-text-indent="false" fo:break-before="page"/>
      <style:text-properties fo:font-size="12pt" style:font-size-asian="12pt" style:font-size-complex="12pt"/>
    </style:style>
    <style:style style:name="P13" style:family="paragraph" style:parent-style-name="LO-normal" style:master-page-name="First_20_Page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P4"><text:span text:style-name="T1">UDX. Tasca X. Titol</text:span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lumne</text:p>
      <text:p text:style-name="P6">Asignatura</text:p>
      <text:p text:style-name="P6">Professor</text:p>
      <text:p text:style-name="P6">Curs</text:p>
      <text:p text:style-name="P6">Data d’entrega<text:bookmark-start text:name="kpsw3rjvjhqh"/></text:p>
      <text:p text:style-name="P8"><text:bookmark-end text:name="kpsw3rjvjhqh"/><text:span text:style-name="T2">Índex</text:span></text:p>
      <text:p text:style-name="P7"/>
      <text:p text:style-name="P7"/>
      <text:p text:style-name="P7"/>
      <text:p text:style-name="LO-normal"/>
      <text:p text:style-name="LO-normal"/>
      <text:p text:style-name="LO-normal"/>
      <text:table-of-content text:style-name="Sect1" text:protected="true" text:name="Índice de contenid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90_521716184">Exercici 1.<text:tab/>3</text:a></text:p>
          <text:p text:style-name="P14"><text:a xlink:type="simple" xlink:href="#__RefHeading__92_521716184">Exercici 2.<text:tab/>4</text:a></text:p>
          <text:p text:style-name="P14"><text:a xlink:type="simple" xlink:href="#__RefHeading__94_521716184">Exercici 3.<text:tab/>5</text:a></text:p>
          <text:p text:style-name="P14"><text:a xlink:type="simple" xlink:href="#__RefHeading__96_521716184">Valoració Personal<text:tab/>7</text:a></text:p>
          <text:p text:style-name="P14"><text:a xlink:type="simple" xlink:href="#__RefHeading__98_521716184">Bibliografia<text:tab/>8</text:a></text:p>
        </text:index-body>
      </text:table-of-content>
      <text:p text:style-name="P9"><text:span text:style-name="T4"/></text:p>
      <text:p text:style-name="LO-normal"/>
      <text:p text:style-name="LO-normal"/>
      <text:h text:style-name="P1" text:outline-level="1"><text:bookmark-start text:name="__RefHeading__90_521716184"/><text:bookmark text:name="_p6u9b2mcsuv"/>Exercici 1.<text:bookmark-end text:name="__RefHeading__90_521716184"/></text:h>
      <text:p text:style-name="LO-normal"/>
      <text:p text:style-name="P10"/>
      <text:p text:style-name="P10"/>
      <text:p text:style-name="P10"/>
      <text:h text:style-name="P2" text:outline-level="1"><text:bookmark-start text:name="__RefHeading__92_521716184"/><text:bookmark text:name="_jldmrp92py3"/>Exercici 2.<text:bookmark-end text:name="__RefHeading__92_521716184"/></text:h>
      <text:p text:style-name="LO-normal"/>
      <text:p text:style-name="LO-normal"/>
      <text:p text:style-name="P10"/>
      <text:h text:style-name="P3" text:outline-level="1"><text:bookmark-start text:name="__RefHeading__94_521716184"/><text:bookmark text:name="_ae6tc4icx30a"/>Exercici 3.<text:bookmark-end text:name="__RefHeading__94_521716184"/></text:h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h text:style-name="P3" text:outline-level="1"><text:bookmark-start text:name="__RefHeading__96_521716184"/><text:bookmark text:name="_fnjot0we9hnq"/>Valoració Personal<text:bookmark-end text:name="__RefHeading__96_521716184"/></text:h>
      <text:p text:style-name="P11"/>
      <text:p text:style-name="P11"/>
      <text:p text:style-name="P11"/>
      <text:h text:style-name="P3" text:outline-level="1"><text:bookmark-start text:name="__RefHeading__98_521716184"/><text:bookmark text:name="_cv4yafyocqcy"/>Bibliografia<text:bookmark-end text:name="__RefHeading__98_521716184"/></text:h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a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2" fo:widows="2" style:writing-mode="lr-tb"/>
      <style:text-properties fo:color="#00000a" style:font-name="Arial" fo:font-size="11pt" fo:language="ca" fo:country="ES" style:letter-kerning="tru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1" style:language-complex="es" style:country-complex="ES"/>
    </style:style>
    <style:style style:name="Heading_20_1" style:display-name="Heading 1" style:family="paragraph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style:font-name="Liberation Sans" fo:font-size="26pt" fo:font-weight="bold" style:font-name-asian="Noto Sans CJK SC" style:font-size-asian="26pt" style:font-weight-asian="bold" style:font-name-complex="Lohit Devanagari" style:font-size-complex="26pt" style:font-weight-complex="bold"/>
    </style:style>
    <style:style style:name="Subtitle" style:family="paragraph" style:parent-style-name="LO-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O-normal" style:family="paragraph" style:default-outline-level="" style:list-style-name="">
      <style:paragraph-properties fo:margin-top="0cm" fo:margin-bottom="0cm" fo:text-align="start" style:justify-single-word="false" fo:orphans="2" fo:widows="2" style:writing-mode="lr-tb"/>
      <style:text-properties fo:color="#00000a" style:font-name="Arial" fo:font-size="11pt" fo:language="ca" fo:country="ES" style:letter-kerning="tru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Cabecera_20_y_20_pie" style:display-name="Cabecera y pie" style:family="paragraph" style:parent-style-name="Standard" style:default-outline-level="" style:list-style-name=""/>
    <style:style style:name="Header" style:family="paragraph" style:parent-style-name="Cabecera_20_y_20_pie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Cabecera_20_y_20_pie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Title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del_20_índice_20_de_20_tablas" style:display-name="Título del índice de tablas" style:family="paragraph" style:parent-style-name="Index_20_Heading" style:default-outline-level="" style:list-style-name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style:paragraph-properties fo:text-align="end" style:justify-single-word="false"/>
    </style:style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54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54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LO-normal">Alumne<text:tab/><text:tab/><text:tab/><text:tab/><text:tab/><text:tab/><text:tab/><text:tab/>UDX. TascaX. Titol</text:p>
        <text:p text:style-name="MP1"><text:a xlink:type="simple" xlink:href="#kpsw3rjvjhqh" text:style-name="Internet_20_link" text:visited-style-name="Visited_20_Internet_20_Link"><text:span text:style-name="MT1">Índex</text:span></text:a>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LO-normal"/>
      </style:header>
      <style:footer>
        <text:p text:style-name="LO-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es-ES</dc:language>
    <dc:date>2022-11-21T08:41:21.36</dc:date>
    <meta:editing-cycles>1</meta:editing-cycles>
    <meta:editing-duration>PT6S</meta:editing-duration>
    <meta:generator>OpenOffice/4.1.13$Win32 OpenOffice.org_project/4113m1$Build-9810</meta:generator>
    <meta:document-statistic meta:table-count="0" meta:image-count="0" meta:object-count="0" meta:page-count="8" meta:paragraph-count="20" meta:word-count="40" meta:character-count="241"/>
    <dc:creator>Sergi Martin</dc:creator>
    <meta:user-defined meta:name="AppVersion">15.0000</meta:user-defined>
  </office:meta>
</office:document-meta>
</file>